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.5cm" fo:min-width="26.2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4cm" fo:min-width="0.384cm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6.75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3cm" fo:min-width="10cm" loext:decorative="false"/>
    </style:style>
    <style:style style:name="gr6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13cm" loext:decorative="fals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75cm" loext:decorative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10.75cm" loext:decorative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7.25cm" svg:height="1.25cm" svg:x="6.201cm" svg:y="3.0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5cm" svg:height="1.25cm" svg:x="25.25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10.5cm" svg:height="13.25cm" svg:x="2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6" draw:text-style-name="P3" draw:layer="layout" svg:width="13.5cm" svg:height="13.25cm" svg:x="13.75cm" svg:y="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1.25cm" svg:height="1.5cm" svg:x="14.75cm" svg:y="5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1.25cm" svg:height="1.5cm" svg:x="14.75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1.25cm" svg:height="4cm" svg:x="14.75cm" svg:y="1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6.25cm" svg:height="1.5cm" svg:x="14.75cm" svg:y="16.2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1:51:51.719770926</meta:creation-date>
    <dc:date>2025-09-10T22:30:07.211156328</dc:date>
    <meta:editing-duration>PT13M32S</meta:editing-duration>
    <meta:editing-cycles>2</meta:editing-cycles>
    <meta:generator>LibreOffice/24.2.7.2$Linux_X86_64 LibreOffice_project/420$Build-2</meta:generator>
    <meta:document-statistic meta:object-count="12"/>
  </office:meta>
</office:document-meta>
</file>